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0" table:number-columns-repeated="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style-name="ce6"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style-name="ce6"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style-name="ce6"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style-name="ce6"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style-name="ce6"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/>
          <table:table-cell table:style-name="ce5"/>
          <table:table-cell table:number-columns-repeated="3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9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9"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12:14:34.8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14T15:47:38.394000000</dc:date>
    <meta:editing-duration>PT13H14M13S</meta:editing-duration>
    <meta:editing-cycles>9</meta:editing-cycles>
    <meta:generator>LibreOffice/6.3.4.2$Windows_X86_64 LibreOffice_project/60da17e045e08f1793c57c00ba83cdfce946d0aa</meta:generator>
    <meta:document-statistic meta:table-count="1" meta:cell-count="200" meta:object-count="0"/>
  </office:meta>
</office:document-meta>
</file>